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58220" draw:fill="gradient" draw:fill-color="#ffe5ca" draw:fill-gradient-name="Gradient_20_7" draw:textarea-horizontal-align="justify" draw:textarea-vertical-align="middle" draw:auto-grow-height="false" fo:min-height="22.896cm" fo:min-width="19.09cm"/>
    </style:style>
    <style:style style:name="gr2" style:family="graphic" style:parent-style-name="standard">
      <style:graphic-properties draw:fill-color="#f58220" draw:textarea-horizontal-align="justify" draw:textarea-vertical-align="middle" draw:auto-grow-height="false" fo:min-height="16.927cm" fo:min-width="14.486cm"/>
    </style:style>
    <style:style style:name="gr3" style:family="graphic" style:parent-style-name="standard">
      <style:graphic-properties draw:fill-color="#fcc79b" draw:textarea-horizontal-align="justify" draw:textarea-vertical-align="middle" draw:auto-grow-height="false" fo:min-height="14.26cm" fo:min-width="12.835cm"/>
    </style:style>
    <style:style style:name="gr4" style:family="graphic" style:parent-style-name="standard">
      <style:graphic-properties draw:fill-color="#ffdaa2" draw:textarea-horizontal-align="justify" draw:textarea-vertical-align="middle" draw:auto-grow-height="false" fo:min-height="11.82cm" fo:min-width="11.055cm"/>
    </style:style>
    <style:style style:name="gr5" style:family="graphic" style:parent-style-name="standard">
      <style:graphic-properties draw:fill-color="#fcc79b" draw:textarea-horizontal-align="justify" draw:textarea-vertical-align="middle" draw:auto-grow-height="false" fo:min-height="2.417cm" fo:min-width="4.199cm"/>
    </style:style>
    <style:style style:name="gr6" style:family="graphic" style:parent-style-name="standard">
      <style:graphic-properties draw:fill-color="#f8aa97" draw:textarea-horizontal-align="justify" draw:textarea-vertical-align="middle" draw:auto-grow-height="false" fo:min-height="2.417cm" fo:min-width="4.15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29cm"/>
    </style:style>
    <style:style style:name="gr8" style:family="graphic" style:parent-style-name="standard">
      <style:graphic-properties draw:fill-color="#8ccfb7" draw:textarea-horizontal-align="justify" draw:textarea-vertical-align="middle" draw:auto-grow-height="false" fo:min-height="1.1cm" fo:min-width="3.81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8.287cm"/>
    </style:style>
    <style:style style:name="gr10" style:family="graphic" style:parent-style-name="standard">
      <style:graphic-properties draw:fill-color="#fcd3c1" draw:textarea-horizontal-align="justify" draw:textarea-vertical-align="middle" draw:auto-grow-height="false" fo:min-height="2.417cm" fo:min-width="4.199cm"/>
    </style:style>
    <style:style style:name="gr11" style:family="graphic" style:parent-style-name="standard">
      <style:graphic-properties draw:fill-color="#f58220" draw:textarea-horizontal-align="justify" draw:textarea-vertical-align="middle" draw:auto-grow-height="false" fo:min-height="1.641cm" fo:min-width="0.326cm"/>
    </style:style>
    <style:style style:name="gr12" style:family="graphic" style:parent-style-name="standard">
      <style:graphic-properties draw:fill-color="#fdb94d" draw:textarea-horizontal-align="justify" draw:textarea-vertical-align="middle" draw:auto-grow-height="false" fo:min-height="1.909cm" fo:min-width="5.08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7cm"/>
    </style:style>
    <style:style style:name="gr14" style:family="graphic" style:parent-style-name="objectwithoutfill">
      <style:graphic-properties draw:stroke="dash" draw:stroke-dash="_32__20_Dots_20_1_20_Dash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98cm"/>
    </style:style>
    <style:style style:name="P1" style:family="paragraph">
      <loext:graphic-properties draw:fill="gradient" draw:fill-color="#ffe5ca" draw:fill-gradient-name="Gradient_20_7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58220"/>
      <style:paragraph-properties fo:text-align="center"/>
    </style:style>
    <style:style style:name="P4" style:family="paragraph">
      <loext:graphic-properties draw:fill-color="#fcc79b"/>
      <style:paragraph-properties fo:text-align="center"/>
    </style:style>
    <style:style style:name="P5" style:family="paragraph">
      <loext:graphic-properties draw:fill-color="#ffdaa2"/>
      <style:paragraph-properties fo:text-align="center"/>
    </style:style>
    <style:style style:name="P6" style:family="paragraph">
      <loext:graphic-properties draw:fill-color="#f8aa97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8ccfb7"/>
      <style:paragraph-properties fo:text-align="center"/>
    </style:style>
    <style:style style:name="P9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10" style:family="paragraph">
      <loext:graphic-properties draw:fill-color="#fcd3c1"/>
      <style:paragraph-properties fo:text-align="center"/>
    </style:style>
    <style:style style:name="P11" style:family="paragraph">
      <loext:graphic-properties draw:fill-color="#fdb94d"/>
      <style:paragraph-properties fo:text-align="center"/>
    </style:style>
    <style:style style:name="P12" style:family="paragraph">
      <loext:graphic-properties draw:fill="none" draw:fill-color="#ffffff"/>
      <style:text-properties fo:font-size="16pt" style:font-size-asian="16pt" style:font-size-complex="16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text-properties fo:font-weight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23.146cm" svg:x="1cm" svg:y="3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4.986cm" svg:height="17.177cm" svg:x="3.413cm" svg:y="9.363cm">
          <text:p text:style-name="P2">FileSto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3.335cm" svg:height="14.51cm" draw:transform="skewX (-0.00942477796076938) translate (4.17cm 11.53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1.555cm" svg:height="12.07cm" svg:x="5.129cm" svg:y="13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4.699cm" svg:height="2.667cm" svg:x="11.312cm" svg:y="15.594cm">
          <text:p text:style-name="P2">Memsto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4.651cm" svg:height="2.667cm" svg:x="5.799cm" svg:y="15.544cm">
          <text:p text:style-name="P2">DBStore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3.529cm" svg:height="0.962cm" svg:x="5.393cm" svg:y="13.753cm">
          <draw:text-box>
            <text:p>LocalStore</text:p>
          </draw:text-box>
        </draw:frame>
        <draw:custom-shape draw:style-name="gr8" draw:text-style-name="P8" draw:layer="layout" svg:width="4.316cm" svg:height="2.159cm" svg:x="5.907cm" svg:y="21.793cm">
          <text:p text:style-name="P2">Level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6" draw:layer="layout" svg:width="4.651cm" svg:height="2.667cm" svg:x="5.799cm" svg:y="18.633cm">
          <text:p text:style-name="P2">LDBDatabase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9" draw:layer="layout" svg:width="8.787cm" svg:height="1.195cm" svg:x="6.382cm" svg:y="1.686cm">
          <draw:text-box>
            <text:p><text:span text:style-name="T1">Swarm storage layer</text:span></text:p>
          </draw:text-box>
        </draw:frame>
        <draw:custom-shape draw:style-name="gr10" draw:text-style-name="P10" draw:layer="layout" svg:width="4.699cm" svg:height="2.667cm" svg:x="11.339cm" svg:y="18.642cm">
          <text:p text:style-name="P2">LRU cache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1.651cm" svg:height="2.359cm" svg:x="10.081cm" svg:y="6.89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11" draw:layer="layout" svg:width="5.588cm" svg:height="2.159cm" svg:x="8.112cm" svg:y="4.664cm">
          <text:p text:style-name="P2">Streamer</text:p>
          <draw:enhanced-geometry svg:viewBox="0 0 21600 21600" draw:type="rectangle" draw:enhanced-path="M 0 0 L 21600 0 21600 21600 0 21600 0 0 Z N"/>
        </draw:custom-shape>
        <draw:frame draw:style-name="gr13" draw:text-style-name="P12" draw:layer="layout" svg:width="6.17cm" svg:height="0.962cm" svg:x="13.884cm" svg:y="6.872cm">
          <draw:text-box>
            <text:p><text:span text:style-name="T2">swarm/network/stream</text:span></text:p>
          </draw:text-box>
        </draw:frame>
        <draw:line draw:style-name="gr14" draw:text-style-name="P13" draw:layer="layout" svg:x1="1.762cm" svg:y1="8.185cm" svg:x2="19.923cm" svg:y2="8.185cm">
          <text:p/>
        </draw:line>
        <draw:frame draw:style-name="gr15" draw:text-style-name="P14" draw:layer="layout" svg:width="2.09cm" svg:height="0.962cm" svg:x="1.45cm" svg:y="4.483cm">
          <draw:text-box>
            <text:p><text:span text:style-name="T3">Node</text:span></text:p>
          </draw:text-box>
        </draw:frame>
        <draw:frame draw:style-name="gr16" draw:text-style-name="P12" draw:layer="layout" svg:width="4.198cm" svg:height="0.962cm" svg:x="13.884cm" svg:y="8.272cm">
          <draw:text-box>
            <text:p><text:span text:style-name="T2">swarm/storage</text:span></text:p>
          </draw:text-box>
        </draw:frame>
        <draw:frame draw:style-name="gr7" draw:text-style-name="P7" draw:layer="layout" svg:width="3.529cm" svg:height="0.962cm" svg:x="4.743cm" svg:y="11.938cm">
          <draw:text-box>
            <text:p>NetStore</text:p>
          </draw:text-box>
        </draw:frame>
        <draw:frame draw:style-name="gr7" draw:text-style-name="P7" draw:layer="layout" svg:width="3.529cm" svg:height="0.962cm" svg:x="3.944cm" svg:y="9.938cm">
          <draw:text-box>
            <text:p>FileStor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_20_7" draw:display-name="Gradient 7" draw:style="radial" draw:cx="50%" draw:cy="50%" draw:start-color="#ffe5ca" draw:end-color="#fedcc6" draw:start-intensity="100%" draw:end-intensity="100%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7T10:52:03.475778234</meta:creation-date>
    <dc:date>2018-06-25T15:31:19.509406248</dc:date>
    <meta:editing-duration>PT1H23M44S</meta:editing-duration>
    <meta:editing-cycles>15</meta:editing-cycles>
    <meta:generator>LibreOffice/6.0.4.2$Linux_X86_64 LibreOffice_project/00m0$Build-2</meta:generator>
    <meta:document-statistic meta:object-count="19"/>
  </office:meta>
</office:document-meta>
</file>